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TablePreview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co1" style:family="table-column">
      <style:table-column-properties style:column-width="3.724cm" style:use-optimal-column-width="false"/>
    </style:style>
    <style:style style:name="co2" style:family="table-column">
      <style:table-column-properties style:column-width="3.908cm" style:use-optimal-column-width="false"/>
    </style:style>
    <style:style style:name="co3" style:family="table-column">
      <style:table-column-properties style:column-width="3.541cm" style:use-optimal-column-width="false"/>
    </style:style>
    <style:style style:name="co4" style:family="table-column">
      <style:table-column-properties style:column-width="3.725cm" style:use-optimal-column-width="false"/>
    </style:style>
    <style:style style:name="ro1" style:family="table-row">
      <style:table-row-properties style:row-height="0.875cm"/>
    </style:style>
    <style:style style:name="ro2" style:family="table-row">
      <style:table-row-properties style:row-height="3.135cm"/>
    </style:style>
    <style:style style:name="ro3" style:family="table-row">
      <style:table-row-properties style:row-height="3.143cm"/>
    </style:style>
    <style:style style:name="ce1" style:family="table-cell">
      <style:graphic-properties draw:fill-color="#ffffff" style:repeat="repeat"/>
      <style:paragraph-properties fo:border-left="0.57pt ridge #000000" fo:border-right="0.57pt ridge #000000" fo:border-top="0.57pt ridge #000000" fo:border-bottom="none"/>
      <style:text-properties fo:font-size="15pt" fo:font-weight="bold" style:font-size-asian="15pt" style:font-weight-asian="bold" style:font-size-complex="15pt" style:font-weight-complex="bold"/>
    </style:style>
    <style:style style:name="ce2" style:family="table-cell">
      <style:graphic-properties draw:fill-color="#ffffff" style:repeat="repeat"/>
      <style:paragraph-properties fo:text-align="center" fo:border-left="0.57pt ridge #000000" fo:border-right="0.57pt ridge #000000" fo:border-top="0.57pt ridge #000000" fo:border-bottom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style:graphic-properties draw:fill-color="#ffffff" style:repeat="repeat"/>
      <style:paragraph-properties fo:border-left="0.57pt ridge #000000" fo:border-right="0.57pt ridge #000000" fo:border-top="0.57pt ridge #000000" fo:border-bottom="none"/>
    </style:style>
    <style:style style:name="ce4" style:family="table-cell">
      <style:graphic-properties draw:fill-color="#ffffff" style:repeat="repeat"/>
      <style:paragraph-properties fo:border-left="0.57pt ridge #000000" fo:border-right="0.57pt ridge #000000" fo:border-top="none" fo:border-bottom="none"/>
    </style:style>
    <style:style style:name="ce5" style:family="table-cell">
      <style:graphic-properties draw:fill-color="#ffffff" style:repeat="repeat"/>
      <style:paragraph-properties fo:border-left="0.57pt ridge #000000" fo:border-right="0.57pt ridge #000000" fo:border-top="none" fo:border-bottom="0.57pt ridge #000000"/>
    </style:style>
    <style:style style:name="P1" style:family="paragraph">
      <style:paragraph-properties fo:text-align="center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measure" draw:layer="layout" svg:width="14.897cm" svg:height="10.287cm" svg:x="3.247cm" svg:y="6.0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STORY</text:span></text:p>
              </table:table-cell>
              <table:table-cell>
                <text:p><text:span text:style-name="T1">TODO</text:span></text:p>
              </table:table-cell>
              <table:table-cell table:style-name="ce2">
                <text:p text:style-name="P1"><text:span text:style-name="T2">ONGOING</text:span></text:p>
              </table:table-cell>
              <table:table-cell>
                <text:p><text:span text:style-name="T1">DONE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  <table:table-cell/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1" draw:layer="layout" svg:width="2.046cm" svg:height="2.725cm" svg:x="4.034cm" svg:y="8.054cm">
          <text:p/>
          <draw:enhanced-geometry svg:viewBox="0 0 21600 21600" draw:glue-points="10800 0 0 10800 10800 21600 21600 10800" draw:text-areas="0 0 21600 ?f11" draw:mirror-horizontal="false" draw:mirror-vertical="false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1.27cm" svg:height="1.397cm" svg:x="7.223cm" svg:y="7.985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1.27cm" svg:height="1.397cm" svg:x="7.223cm" svg:y="9.636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1.27cm" svg:height="1.397cm" svg:x="12.811cm" svg:y="8.112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1.27cm" svg:height="1.397cm" svg:x="14.716cm" svg:y="9.636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2.046cm" svg:height="2.725cm" svg:x="4.034cm" svg:y="12.43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1.27cm" svg:height="1.397cm" svg:x="7.35cm" svg:y="12.303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1.27cm" svg:height="1.397cm" svg:x="9.128cm" svg:y="12.303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1.27cm" svg:height="1.397cm" svg:x="7.35cm" svg:y="13.954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1.27cm" svg:height="1.397cm" svg:x="12.811cm" svg:y="14.081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io Palminio</meta:initial-creator>
    <meta:creation-date>2015-07-21T15:49:18</meta:creation-date>
    <dc:date>2015-07-22T18:17:06</dc:date>
    <dc:creator>Dario Palminio</dc:creator>
    <meta:editing-duration>PT16M34S</meta:editing-duration>
    <meta:editing-cycles>3</meta:editing-cycles>
    <meta:generator>LibreOffice/3.5$Linux_X86_64 LibreOffice_project/350m1$Build-2</meta:generator>
    <meta:document-statistic meta:object-count="11"/>
  </office:meta>
</office:document-meta>
</file>